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Roboto1" svg:font-family="Roboto, sans-serif"/>
    <style:font-face style:name="FreeSans" svg:font-family="FreeSans" style:font-family-generic="swiss"/>
    <style:font-face style:name="Roboto" svg:font-family="Roboto, sans-serif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444444"/>
    </style:style>
    <style:style style:name="P2" style:family="paragraph" style:parent-style-name="Standard">
      <style:text-properties fo:color="#444444" fo:language="en" fo:country="US"/>
    </style:style>
    <style:style style:name="P3" style:family="paragraph" style:parent-style-name="Standard">
      <style:text-properties fo:color="#000000" fo:language="en" fo:country="US" fo:font-weight="bold" style:font-weight-asian="bold"/>
    </style:style>
    <style:style style:name="P4" style:family="paragraph" style:parent-style-name="Standard">
      <style:text-properties fo:color="#000000" fo:font-weight="bold" style:font-weight-asian="bold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paragraph-properties fo:text-align="end" style:justify-single-word="false"/>
      <style:text-properties fo:language="en" fo:country="US"/>
    </style:style>
    <style:style style:name="P8" style:family="paragraph" style:parent-style-name="Standard">
      <style:text-properties fo:color="#888888" fo:font-weight="bold" style:font-weight-asian="bold"/>
    </style:style>
    <style:style style:name="P9" style:family="paragraph" style:parent-style-name="Text_20_body">
      <style:paragraph-properties fo:margin-top="0in" fo:margin-bottom="0in" loext:contextual-spacing="false"/>
    </style:style>
    <style:style style:name="P10" style:family="paragraph" style:parent-style-name="Text_20_body">
      <style:paragraph-properties fo:margin-top="0in" fo:margin-bottom="0in" loext:contextual-spacing="false"/>
      <style:text-properties fo:color="#888888" fo:font-weight="bold" style:font-weight-asian="bold"/>
    </style:style>
    <style:style style:name="P11" style:family="paragraph" style:parent-style-name="Text_20_body">
      <style:paragraph-properties fo:margin-top="0in" fo:margin-bottom="0in" loext:contextual-spacing="false"/>
      <style:text-properties fo:color="#888888" fo:language="en" fo:country="US" fo:font-weight="bold" style:font-weight-asian="bold"/>
    </style:style>
    <style:style style:name="P12" style:family="paragraph" style:parent-style-name="Text_20_body">
      <style:paragraph-properties fo:margin-top="0in" fo:margin-bottom="0in" loext:contextual-spacing="false"/>
      <style:text-properties fo:font-style="italic" style:font-style-asian="italic"/>
    </style:style>
    <style:style style:name="P13" style:family="paragraph" style:parent-style-name="Text_20_body">
      <style:paragraph-properties fo:margin-top="0in" fo:margin-bottom="0in" loext:contextual-spacing="false"/>
      <style:text-properties fo:font-style="italic" fo:font-weight="bold" style:font-style-asian="italic" style:font-weight-asian="bold"/>
    </style:style>
    <style:style style:name="P14" style:family="paragraph" style:parent-style-name="Text_20_body">
      <style:paragraph-properties fo:margin-top="0in" fo:margin-bottom="0in" loext:contextual-spacing="false"/>
      <style:text-properties fo:language="en" fo:country="US"/>
    </style:style>
    <style:style style:name="P15" style:family="paragraph" style:parent-style-name="Text_20_body">
      <style:paragraph-properties fo:margin-top="0in" fo:margin-bottom="0in" loext:contextual-spacing="false"/>
      <style:text-properties fo:language="en" fo:country="US" fo:font-style="italic" style:font-style-asian="italic"/>
    </style:style>
    <style:style style:name="P16" style:family="paragraph" style:parent-style-name="Text_20_body">
      <style:paragraph-properties fo:margin-top="0in" fo:margin-bottom="0in" loext:contextual-spacing="false"/>
      <style:text-properties fo:color="#000000" fo:language="en" fo:country="US" fo:font-style="italic" style:font-style-asian="italic"/>
    </style:style>
    <style:style style:name="P17" style:family="paragraph" style:parent-style-name="Text_20_body">
      <style:paragraph-properties fo:margin-top="0in" fo:margin-bottom="0in" loext:contextual-spacing="false"/>
      <style:text-properties fo:color="#000000" fo:font-style="italic" style:font-style-asian="italic"/>
    </style:style>
    <style:style style:name="P18" style:family="paragraph" style:parent-style-name="Text_20_body">
      <style:paragraph-properties fo:margin-top="0in" fo:margin-bottom="0in" loext:contextual-spacing="false" fo:break-before="page"/>
      <style:text-properties fo:color="#888888" fo:font-weight="bold" style:font-weight-asian="bold"/>
    </style:style>
    <style:style style:name="P19" style:family="paragraph" style:parent-style-name="Text_20_body">
      <style:text-properties fo:font-weight="bold" style:font-weight-asian="bold"/>
    </style:style>
    <style:style style:name="P20" style:family="paragraph" style:parent-style-name="Text_20_body">
      <style:text-properties fo:language="en" fo:country="US" fo:font-weight="bold" style:font-weight-asian="bold"/>
    </style:style>
    <style:style style:name="P21" style:family="paragraph" style:parent-style-name="Text_20_body">
      <style:text-properties fo:color="#000000" fo:font-weight="bold" style:font-weight-asian="bold"/>
    </style:style>
    <style:style style:name="P22" style:family="paragraph" style:parent-style-name="Normal">
      <loext:graphic-properties draw:fill="solid" draw:fill-color="#ffffff" draw:opacity="100%"/>
      <style:paragraph-properties fo:orphans="2" fo:widows="2" fo:hyphenation-ladder-count="no-limit" fo:background-color="#ffffff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-asian="NSimSun" style:font-name-complex="Liberation Mono" fo:hyphenate="true"/>
    </style:style>
    <style:style style:name="P23" style:family="paragraph" style:parent-style-name="Préformaté_20_HTML">
      <loext:graphic-properties draw:fill="solid" draw:fill-color="#ffffff" draw:opacity="100%"/>
      <style:paragraph-properties fo:background-color="#ffffff"/>
      <style:text-properties fo:color="#000000" style:font-name="Liberation Serif" fo:font-size="12pt" style:letter-kerning="true" style:font-name-asian="NSimSun" style:font-size-asian="12pt" style:language-asian="zh" style:country-asian="CN" style:font-name-complex="Liberation Mono" style:font-size-complex="12pt" style:language-complex="hi" style:country-complex="IN"/>
    </style:style>
    <style:style style:name="P24" style:family="paragraph" style:parent-style-name="Préformaté_20_HTML">
      <loext:graphic-properties draw:fill="solid" draw:fill-color="#ffffff" draw:opacity="100%"/>
      <style:paragraph-properties fo:background-color="#ffffff"/>
      <style:text-properties fo:color="#000000" fo:language="en" fo:country="US"/>
    </style:style>
    <style:style style:name="P25" style:family="paragraph" style:parent-style-name="Préformaté_20_HTML">
      <loext:graphic-properties draw:fill="solid" draw:fill-color="#ffffff" draw:opacity="100%"/>
      <style:paragraph-properties fo:background-color="#ffffff"/>
    </style:style>
    <style:style style:name="P26" style:family="paragraph" style:parent-style-name="Preformatted_20_Text">
      <style:paragraph-properties fo:margin-top="0in" fo:margin-bottom="0.1965in" loext:contextual-spacing="false"/>
    </style:style>
    <style:style style:name="P27" style:family="paragraph" style:parent-style-name="Preformatted_20_Text">
      <style:text-properties fo:color="#000000" style:font-name="Liberation Serif" fo:font-size="12pt" style:font-size-asian="12pt" style:font-size-complex="12pt"/>
    </style:style>
    <style:style style:name="P28" style:family="paragraph" style:parent-style-name="Standard">
      <style:text-properties fo:color="#444444" fo:language="en" fo:country="US" officeooo:paragraph-rsid="00044b62"/>
    </style:style>
    <style:style style:name="P29" style:family="paragraph" style:parent-style-name="Standard">
      <style:text-properties fo:color="#444444" fo:language="en" fo:country="US" officeooo:rsid="00044b62" officeooo:paragraph-rsid="00044b62"/>
    </style:style>
    <style:style style:name="P30" style:family="paragraph" style:parent-style-name="Standard">
      <style:paragraph-properties fo:text-align="start" style:justify-single-word="false"/>
      <style:text-properties officeooo:paragraph-rsid="00033dd2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444444" style:text-line-through-style="none" style:text-line-through-type="none" style:font-name="Roboto1" fo:font-size="12pt" fo:letter-spacing="normal" fo:font-style="normal" style:text-underline-style="none" fo:font-weight="normal" officeooo:rsid="00153275" officeooo:paragraph-rsid="00033dd2" style:text-blinking="false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444444" style:text-line-through-style="none" style:text-line-through-type="none" style:font-name="Roboto1" fo:font-size="12pt" fo:letter-spacing="normal" fo:font-style="normal" style:text-underline-style="none" fo:font-weight="normal" officeooo:paragraph-rsid="00033dd2" style:text-blinking="false"/>
    </style:style>
    <style:style style:name="P33" style:family="paragraph" style:parent-style-name="Standard">
      <style:text-properties fo:font-weight="bold" officeooo:paragraph-rsid="00033dd2" style:font-weight-asian="bold"/>
    </style:style>
    <style:style style:name="P34" style:family="paragraph" style:parent-style-name="Standard">
      <style:text-properties fo:font-weight="bold" officeooo:paragraph-rsid="00044b62" style:font-weight-asian="bold"/>
    </style:style>
    <style:style style:name="P35" style:family="paragraph" style:parent-style-name="Standard">
      <style:text-properties officeooo:paragraph-rsid="00044b62"/>
    </style:style>
    <style:style style:name="P3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Roboto1" fo:font-size="12pt" fo:letter-spacing="normal" fo:font-style="normal" fo:font-weight="bold" officeooo:rsid="0028d750" officeooo:paragraph-rsid="00033dd2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Roboto1" fo:font-size="12pt" fo:letter-spacing="normal" fo:font-style="normal" fo:font-weight="bold" officeooo:rsid="0028e0e0" officeooo:paragraph-rsid="00033dd2"/>
    </style:style>
    <style:style style:name="P3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Roboto1" fo:font-size="12pt" fo:letter-spacing="normal" fo:font-style="normal" fo:font-weight="bold" officeooo:rsid="0028e0e0" officeooo:paragraph-rsid="00044b62"/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28d750" officeooo:paragraph-rsid="00033dd2"/>
    </style:style>
    <style:style style:name="P40" style:family="paragraph" style:parent-style-name="Standard" style:master-page-name="MP0">
      <style:paragraph-properties fo:margin-left="0in" fo:margin-right="0in" fo:text-align="start" style:justify-single-word="false" fo:text-indent="0in" style:auto-text-indent="false" style:page-number="auto" fo:break-before="page"/>
      <style:text-properties fo:font-variant="normal" fo:text-transform="none" fo:color="#000000" style:font-name="Roboto1" fo:font-size="12pt" fo:letter-spacing="normal" fo:font-style="normal" fo:font-weight="bold" officeooo:paragraph-rsid="00033dd2"/>
    </style:style>
    <style:style style:name="P41" style:family="paragraph" style:parent-style-name="Text_20_body">
      <style:paragraph-properties fo:text-align="start" style:justify-single-word="false"/>
      <style:text-properties fo:font-weight="bold" officeooo:paragraph-rsid="00033dd2"/>
    </style:style>
    <style:style style:name="P42" style:family="paragraph" style:parent-style-name="Text_20_body">
      <style:text-properties fo:font-weight="bold" officeooo:paragraph-rsid="00033dd2"/>
    </style:style>
    <style:style style:name="P43" style:family="paragraph" style:parent-style-name="Text_20_body">
      <style:paragraph-properties fo:margin-top="0in" fo:margin-bottom="0in" loext:contextual-spacing="false"/>
      <style:text-properties fo:color="#888888" fo:font-weight="bold" officeooo:paragraph-rsid="00033dd2"/>
    </style:style>
    <style:style style:name="P4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language="en" fo:country="US" fo:font-style="italic" officeooo:paragraph-rsid="00033dd2"/>
    </style:style>
    <style:style style:name="P4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font-style="italic" fo:font-weight="bold" officeooo:paragraph-rsid="00033dd2"/>
    </style:style>
    <style:style style:name="P46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style="italic" fo:font-weight="bold" officeooo:paragraph-rsid="00033dd2"/>
    </style:style>
    <style:style style:name="P4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font-style="italic" officeooo:paragraph-rsid="00033dd2"/>
    </style:style>
    <style:style style:name="P48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style="italic" officeooo:paragraph-rsid="00033dd2"/>
    </style:style>
    <style:style style:name="P4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font-weight="bold" officeooo:paragraph-rsid="00033dd2"/>
    </style:style>
    <style:style style:name="P50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weight="bold" officeooo:paragraph-rsid="00033dd2"/>
    </style:style>
    <style:style style:name="P51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.0193in" fo:border="0.06pt solid #000000"/>
      <style:text-properties fo:font-variant="normal" fo:text-transform="none" fo:color="#000000" style:font-name="Roboto1" fo:font-size="12pt" fo:letter-spacing="normal" fo:font-style="normal" fo:font-weight="normal" officeooo:paragraph-rsid="00044b62" fo:background-color="transparent"/>
    </style:style>
    <style:style style:name="P52" style:family="paragraph" style:parent-style-name="Text_20_body">
      <style:paragraph-properties fo:margin-left="0in" fo:margin-right="0in" fo:text-indent="0in" style:auto-text-indent="false" fo:padding="0.0193in" fo:border="0.06pt solid #000000"/>
      <style:text-properties fo:font-variant="normal" fo:text-transform="none" fo:color="#000000" style:font-name="Roboto1" fo:font-size="12pt" fo:letter-spacing="normal" fo:font-style="normal" fo:font-weight="normal" officeooo:paragraph-rsid="00033dd2" fo:background-color="transparent"/>
    </style:style>
    <style:style style:name="P53" style:family="paragraph" style:parent-style-name="Text_20_body">
      <style:paragraph-properties fo:margin-left="0in" fo:margin-right="0in" fo:text-indent="0in" style:auto-text-indent="false" fo:padding="0.0193in" fo:border="0.06pt solid #000000"/>
      <style:text-properties fo:color="#000000" officeooo:paragraph-rsid="00033dd2" fo:background-color="transparent"/>
    </style:style>
    <style:style style:name="P54" style:family="paragraph" style:parent-style-name="Preformatted_20_Text">
      <style:paragraph-properties fo:margin-top="0in" fo:margin-bottom="0.1965in" loext:contextual-spacing="false"/>
    </style:style>
    <style:style style:name="P55" style:family="paragraph" style:parent-style-name="Préformaté_20_HTML">
      <loext:graphic-properties draw:fill="solid" draw:fill-color="#ffffff" draw:opacity="100%"/>
      <style:paragraph-properties fo:margin-top="0in" fo:margin-bottom="0.1965in" loext:contextual-spacing="false" fo:background-color="#ffffff"/>
      <style:text-properties officeooo:paragraph-rsid="00033dd2"/>
    </style:style>
    <style:style style:name="P56" style:family="paragraph" style:parent-style-name="Préformaté_20_HTML">
      <loext:graphic-properties draw:fill="solid" draw:fill-color="#ffffff" draw:opacity="100%"/>
      <style:paragraph-properties fo:margin-top="0in" fo:margin-bottom="0.1965in" loext:contextual-spacing="false" fo:background-color="#ffffff"/>
      <style:text-properties officeooo:paragraph-rsid="00044b62"/>
    </style:style>
    <style:style style:name="P57" style:family="paragraph" style:parent-style-name="Préformaté_20_HTML">
      <loext:graphic-properties draw:fill="solid" draw:fill-color="#ffffff" draw:opacity="100%"/>
      <style:paragraph-properties fo:background-color="#ffffff"/>
      <style:text-properties fo:color="#000000" style:font-name="Liberation Serif" fo:font-size="12pt" officeooo:rsid="00044b62" officeooo:paragraph-rsid="00044b62" style:letter-kerning="true" style:font-name-asian="NSimSun" style:font-size-asian="12pt" style:language-asian="zh" style:country-asian="CN" style:font-name-complex="Liberation Mono" style:font-size-complex="12pt" style:language-complex="hi" style:country-complex="IN"/>
    </style:style>
    <style:style style:name="P58" style:family="paragraph" style:parent-style-name="Préformaté_20_HTML">
      <loext:graphic-properties draw:fill="solid" draw:fill-color="#ffffff" draw:opacity="100%"/>
      <style:paragraph-properties fo:background-color="#ffffff"/>
      <style:text-properties fo:color="#000000" style:font-name="Liberation Serif" fo:font-size="12pt" officeooo:paragraph-rsid="00044b62" style:letter-kerning="true" style:font-name-asian="NSimSun" style:font-size-asian="12pt" style:language-asian="zh" style:country-asian="CN" style:font-name-complex="Liberation Mono" style:font-size-complex="12pt" style:language-complex="hi" style:country-complex="IN"/>
    </style:style>
    <style:style style:name="T1" style:family="text">
      <style:text-properties fo:color="#444444"/>
    </style:style>
    <style:style style:name="T2" style:family="text">
      <style:text-properties fo:color="#444444" fo:language="en" fo:country="US"/>
    </style:style>
    <style:style style:name="T3" style:family="text">
      <style:text-properties fo:color="#444444" fo:font-weight="bold" style:font-weight-asian="bold"/>
    </style:style>
    <style:style style:name="T4" style:family="text">
      <style:text-properties fo:color="#444444" officeooo:rsid="00044b62"/>
    </style:style>
    <style:style style:name="T5" style:family="text">
      <style:text-properties fo:color="#000000"/>
    </style:style>
    <style:style style:name="T6" style:family="text">
      <style:text-properties fo:color="#000000" style:font-name="Liberation Serif" fo:font-size="12pt" fo:font-style="italic" fo:font-weight="bold" style:font-size-asian="12pt" style:font-style-asian="italic" style:font-weight-asian="bold" style:font-size-complex="12pt" style:font-weight-complex="bold"/>
    </style:style>
    <style:style style:name="T7" style:family="text">
      <style:text-properties fo:color="#000000" style:font-name="Liberation Serif" fo:font-size="12pt" fo:language="en" fo:country="US" fo:font-style="italic" fo:font-weight="bold" style:letter-kerning="true" style:font-name-asian="NSimSun" style:font-size-asian="12pt" style:language-asian="zh" style:country-asian="CN" style:font-style-asian="italic" style:font-weight-asian="bold" style:font-name-complex="Liberation Mono" style:font-size-complex="12pt" style:language-complex="hi" style:country-complex="IN" style:font-weight-complex="bold"/>
    </style:style>
    <style:style style:name="T8" style:family="text">
      <style:text-properties fo:color="#000000" style:font-name="Liberation Serif" fo:font-size="12pt" fo:language="en" fo:country="US" fo:font-style="italic" fo:font-weight="bold" officeooo:rsid="00044b62" style:letter-kerning="true" style:font-name-asian="NSimSun" style:font-size-asian="12pt" style:language-asian="zh" style:country-asian="CN" style:font-style-asian="italic" style:font-weight-asian="bold" style:font-name-complex="Liberation Mono" style:font-size-complex="12pt" style:language-complex="hi" style:country-complex="IN" style:font-weight-complex="bold"/>
    </style:style>
    <style:style style:name="T9" style:family="text">
      <style:text-properties fo:color="#000000" style:font-name="Liberation Serif" fo:font-size="12pt" fo:language="en" fo:country="US" fo:font-style="italic" fo:font-weight="bold" officeooo:rsid="0005d082" style:letter-kerning="true" style:font-name-asian="NSimSun" style:font-size-asian="12pt" style:language-asian="zh" style:country-asian="CN" style:font-style-asian="italic" style:font-weight-asian="bold" style:font-name-complex="Liberation Mono" style:font-size-complex="12pt" style:language-complex="hi" style:country-complex="IN" style:font-weight-complex="bold"/>
    </style:style>
    <style:style style:name="T10" style:family="text">
      <style:text-properties fo:color="#000000" style:font-name="Liberation Serif" fo:font-size="12pt" fo:language="en" fo:country="US" fo:font-style="italic" fo:font-weight="bold" style:font-size-asian="12pt" style:font-style-asian="italic" style:font-weight-asian="bold" style:font-size-complex="12pt" style:font-weight-complex="bold"/>
    </style:style>
    <style:style style:name="T11" style:family="text">
      <style:text-properties fo:color="#000000" style:font-name="Liberation Serif" fo:font-size="12pt" style:font-size-asian="12pt" style:font-size-complex="12pt"/>
    </style:style>
    <style:style style:name="T12" style:family="text">
      <style:text-properties fo:color="#000000" fo:language="en" fo:country="US" fo:font-weight="bold" style:font-weight-asian="bold"/>
    </style:style>
    <style:style style:name="T13" style:family="text">
      <style:text-properties fo:color="#000000" fo:font-weight="bold" style:font-weight-asian="bold"/>
    </style:style>
    <style:style style:name="T14" style:family="text">
      <style:text-properties style:font-name="Liberation Serif" fo:font-size="12pt" fo:font-style="italic" style:font-size-asian="12pt" style:font-style-asian="italic" style:font-size-complex="12pt"/>
    </style:style>
    <style:style style:name="T15" style:family="text">
      <style:text-properties style:font-name="Liberation Serif" fo:font-size="12pt" fo:font-style="italic" fo:font-weight="bold" style:font-size-asian="12pt" style:font-style-asian="italic" style:font-weight-asian="bold" style:font-size-complex="12pt" style:font-weight-complex="bold"/>
    </style:style>
    <style:style style:name="T16" style:family="text">
      <style:text-properties style:font-name="Liberation Serif" fo:font-size="12pt" fo:language="en" fo:country="US" fo:font-style="italic" style:font-size-asian="12pt" style:font-style-asian="italic" style:font-size-complex="12pt"/>
    </style:style>
    <style:style style:name="T17" style:family="text">
      <style:text-properties style:font-name="Liberation Serif" fo:font-size="12pt" fo:language="en" fo:country="US" fo:font-style="italic" style:letter-kerning="true" style:font-name-asian="NSimSun" style:font-size-asian="12pt" style:language-asian="zh" style:country-asian="CN" style:font-style-asian="italic" style:font-name-complex="Liberation Mono" style:font-size-complex="12pt" style:language-complex="hi" style:country-complex="IN"/>
    </style:style>
    <style:style style:name="T18" style:family="text">
      <style:text-properties style:font-name="Liberation Serif" fo:font-size="12pt" fo:language="en" fo:country="US" fo:font-style="italic" officeooo:rsid="00044b62" style:letter-kerning="true" style:font-name-asian="NSimSun" style:font-size-asian="12pt" style:language-asian="zh" style:country-asian="CN" style:font-style-asian="italic" style:font-name-complex="Liberation Mono" style:font-size-complex="12pt" style:language-complex="hi" style:country-complex="IN"/>
    </style:style>
    <style:style style:name="T19" style:family="text">
      <style:text-properties style:font-name="Liberation Serif" fo:font-size="12pt" fo:language="en" fo:country="US" fo:font-style="italic" fo:font-weight="bold" style:font-size-asian="12pt" style:font-style-asian="italic" style:font-weight-asian="bold" style:font-size-complex="12pt" style:font-weight-complex="bold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style="italic" fo:font-weight="bold" style:font-style-asian="italic" style:font-weight-asian="bold" style:font-weight-complex="bold"/>
    </style:style>
    <style:style style:name="T22" style:family="text">
      <style:text-properties fo:language="en" fo:country="US" fo:font-style="italic" style:font-style-asian="italic"/>
    </style:style>
    <style:style style:name="T23" style:family="text">
      <style:text-properties fo:font-weight="bold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tyle="italic" fo:font-weight="bold" style:font-style-asian="italic" style:font-weight-asian="bold" style:font-weight-complex="bold"/>
    </style:style>
    <style:style style:name="T27" style:family="text">
      <style:text-properties fo:font-style="italic" style:font-style-asian="italic"/>
    </style:style>
    <style:style style:name="T28" style:family="text">
      <style:text-properties fo:font-variant="normal" fo:text-transform="none" fo:color="#444444" style:text-line-through-style="none" style:text-line-through-type="none" style:font-name="Roboto1" fo:font-size="12pt" fo:letter-spacing="normal" fo:font-style="normal" style:text-underline-style="none" fo:font-weight="normal" style:text-blinking="false"/>
    </style:style>
    <style:style style:name="T29" style:family="text">
      <style:text-properties fo:font-variant="normal" fo:text-transform="none" fo:color="#000000" style:font-name="Roboto1" fo:font-size="12pt" fo:letter-spacing="normal" fo:font-style="normal" fo:font-weight="bold"/>
    </style:style>
    <style:style style:name="T30" style:family="text">
      <style:text-properties fo:font-variant="normal" fo:text-transform="none" fo:color="#000000" style:font-name="Roboto1" fo:font-size="12pt" fo:letter-spacing="normal" fo:font-style="normal" fo:font-weight="bold" officeooo:rsid="0028e0e0"/>
    </style:style>
    <style:style style:name="T31" style:family="text">
      <style:text-properties fo:font-variant="normal" fo:text-transform="none" style:font-name="Roboto1" fo:font-size="12pt" fo:letter-spacing="normal" fo:font-style="normal" fo:font-weight="normal"/>
    </style:style>
    <style:style style:name="T32" style:family="text">
      <style:text-properties fo:font-variant="normal" fo:text-transform="none" style:font-name="Roboto1" fo:font-size="12pt" fo:letter-spacing="normal" fo:font-style="normal" fo:font-weight="normal" officeooo:rsid="00204fe6"/>
    </style:style>
    <style:style style:name="T33" style:family="text">
      <style:text-properties fo:font-variant="normal" fo:text-transform="none" style:font-name="Roboto1" fo:font-size="12pt" fo:letter-spacing="normal" fo:font-style="normal" fo:font-weight="bold"/>
    </style:style>
    <style:style style:name="T34" style:family="text">
      <style:text-properties fo:font-variant="normal" fo:text-transform="none" style:font-name="Roboto1" fo:font-size="12pt" fo:letter-spacing="normal" fo:font-style="normal" fo:font-weight="bold" officeooo:rsid="0010b4d7"/>
    </style:style>
    <style:style style:name="T35" style:family="text">
      <style:text-properties officeooo:rsid="0032f9f0"/>
    </style:style>
    <style:style style:name="T36" style:family="text">
      <style:text-properties officeooo:rsid="0028e0e0"/>
    </style:style>
    <style:style style:name="T37" style:family="text">
      <style:text-properties officeooo:rsid="0030e5db"/>
    </style:style>
    <style:style style:name="T38" style:family="text">
      <style:text-properties officeooo:rsid="00258106"/>
    </style:style>
    <style:style style:name="T39" style:family="text">
      <style:text-properties officeooo:rsid="003087b6"/>
    </style:style>
    <style:style style:name="T40" style:family="text">
      <style:text-properties officeooo:rsid="002bc3e3"/>
    </style:style>
    <style:style style:name="T41" style:family="text">
      <style:text-properties officeooo:rsid="0023b0bb"/>
    </style:style>
    <style:style style:name="T42" style:family="text">
      <style:text-properties officeooo:rsid="00033dd2"/>
    </style:style>
    <style:style style:name="T43" style:family="text">
      <style:text-properties officeooo:rsid="00044b62"/>
    </style:style>
    <style:style style:name="T44" style:family="text">
      <style:text-properties officeooo:rsid="0005d082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Jean-Baptiste CAZAUX</text:p>
      <text:p text:style-name="P30"><text:a xlink:type="simple" xlink:href="mailto:jbcazaux@gmail.com" text:style-name="Internet_20_link" text:visited-style-name="Visited_20_Internet_20_Link"><text:span text:style-name="T28">jbcazaux@gmail.com</text:span></text:a></text:p>
      <text:p text:style-name="P30"><text:a xlink:type="simple" xlink:href="http://github.com/jbcazaux" office:target-frame-name="_blank" xlink:show="new" text:style-name="Internet_20_link" text:visited-style-name="Visited_20_Internet_20_Link"><text:span text:style-name="T28">github.com/jbcazaux</text:span></text:a></text:p>
      <text:p text:style-name="P30"><text:a xlink:type="simple" xlink:href="http://twitter.com/jbcazaux" text:style-name="Internet_20_link" text:visited-style-name="Visited_20_Internet_20_Link"><text:span text:style-name="T28">@jbcazaux</text:span></text:a></text:p>
      <text:p text:style-name="P31">codox.fr/cv</text:p>
      <text:p text:style-name="P30"><text:a xlink:type="simple" xlink:href="tel:0664287950" text:style-name="Internet_20_link" text:visited-style-name="Visited_20_Internet_20_Link"><text:span text:style-name="T28">06 64 28 79 50</text:span></text:a></text:p>
      <text:p text:style-name="P39"><text:span text:style-name="T29">Développeur </text:span><text:span text:style-name="T30">Fullstack</text:span><text:span text:style-name="T29"> Sénior</text:span></text:p>
      <text:p text:style-name="P36"><text:span text:style-name="T43">JS &amp; </text:span>Java</text:p>
      <text:p text:style-name="P38">Formateur JS</text:p>
      <text:p text:style-name="P37">Scrum Master</text:p>
      <text:p text:style-name="P37">1<text:span text:style-name="T35">4</text:span>+ années d'expériences</text:p>
      <text:p text:style-name="P37">Freelance</text:p>
      <text:p text:style-name="P32"/>
      <text:p text:style-name="P51"><text:span text:style-name="T23">Passionné </text:span>par la technique, j'interviens principalement sur des missions de conseils et de développement <text:span text:style-name="T43">fullstack js ou js/Java</text:span>.</text:p>
      <text:p text:style-name="P52">Lors de mes <text:span text:style-name="T35">expériences, </text:span>j'ai été <text:span text:style-name="T23">force de proposition</text:span> sur les<text:span text:style-name="T23"> architectures</text:span>, <text:span text:style-name="T23">outils </text:span>et <text:span text:style-name="T23">méthodes </text:span>à adopter.</text:p>
      <text:p text:style-name="P52">Je travaille uniquement dans des contextes <text:span text:style-name="T23">agiles</text:span>, en axant la priorité de l'équipe sur la <text:span text:style-name="T23">qualité </text:span>et la <text:span text:style-name="T23">conformité </text:span>du produit délivré.</text:p>
      <text:p text:style-name="P52">En dehors du rôle de <text:span text:style-name="T23">tech-lead / développeur</text:span>, je suis aussi intervenu comme <text:span text:style-name="T23">Scrum Master </text:span>sur plusieurs missions.</text:p>
      <text:p text:style-name="P53"><text:span text:style-name="T31">Je suis également </text:span><text:span text:style-name="T33">formateur </text:span><text:span text:style-name="T34">javascript</text:span><text:span text:style-name="T31"> et je participe aux </text:span><text:span text:style-name="T33">recrutements</text:span><text:span text:style-name="T31"> lors de la phase de validation technique </text:span><text:span text:style-name="T32">de candidats</text:span><text:span text:style-name="T31">.</text:span></text:p>
      <text:p text:style-name="P43">Compétences</text:p>
      <text:p text:style-name="P43"/>
      <text:p text:style-name="P42">Langages</text:p>
      <text:p text:style-name="P48">Java / Java EE, <text:span text:style-name="T36">Typescript, </text:span>Javascript <text:span text:style-name="T37">(ES6)</text:span>, HTML5, CSS3, <text:span text:style-name="T35">Ruby.</text:span></text:p>
      <text:p text:style-name="P46"/>
      <text:p text:style-name="P50">Frameworks &amp; Librairies :</text:p>
      <text:p text:style-name="P47"/>
      <text:p text:style-name="P47">jUnit, Mockito, Spring (ioc, <text:span text:style-name="T36">springboot, </text:span>mvc, aop, security, … ), <text:span text:style-name="T35">Rails, </text:span>Guice, JPA/Hibernate, <text:s/>Apache commons<text:span text:style-name="T35">.</text:span></text:p>
      <text:p text:style-name="P47"/>
      <text:p text:style-name="P47"><text:span text:style-name="T42">React, Angular4, RxJS, Ramda, Backbone, Cordova, Sass, Express,</text:span> <text:span text:style-name="T42">lodash, Leaflet.js</text:span>.</text:p>
      <text:p text:style-name="P41"/>
      <text:p text:style-name="P41">Outils </text:p>
      <text:p text:style-name="P47"><text:span text:style-name="T38">Node, Webpack, Babel, Docker, </text:span>Maven, Git, Jenkins, <text:span text:style-name="T35">Circleci, </text:span>Nexus, <text:span text:style-name="T38">IntelliJ, </text:span>Sonar, Tomcat, Jboss, Solr, J<text:span text:style-name="T39">M</text:span>eter, Jira, <text:span text:style-name="T38">Puppet.</text:span></text:p>
      <text:p text:style-name="P47"/>
      <text:p text:style-name="P41">Méthodes</text:p>
      <text:p text:style-name="P47">Scrum / <text:span text:style-name="T35">Kanban</text:span>, XP, TDD, Intégration continue, DD<text:span text:style-name="T40">D</text:span>.</text:p>
      <text:p text:style-name="P45"/>
      <text:p text:style-name="P49">Données</text:p>
      <text:p text:style-name="P47">MongoDB, <text:span text:style-name="T41">Elasticsearch, Marklogic, </text:span>Bases SQL.</text:p>
      <text:p text:style-name="P45"/>
      <text:p text:style-name="P49">OS</text:p>
      <text:p text:style-name="P44">Ubuntu, Windows.</text:p>
      <text:section text:style-name="Sect1" text:name="Sect2">
        <text:p text:style-name="P18">Missions</text:p>
        <text:p text:style-name="P10"/>
        <text:p text:style-name="P5"><text:span text:style-name="T43">Depuis </text:span>201<text:span text:style-name="T42">6 - </text:span>Formateur React – <text:span text:style-name="T44">12 sessions</text:span></text:p>
        <text:p text:style-name="P22">Ecriture et mises à jour du support et des TPs.</text:p>
        <text:p text:style-name="P23">Déclinaisons ES6 et TypeScript 2.</text:p>
        <text:p text:style-name="P23">Plusieurs implémentations de Redux.</text:p>
        <text:p text:style-name="P23">Tests, Router, HOC, Optimisations, ...</text:p>
        <text:p text:style-name="P26"><text:span text:style-name="Police_20_par_20_défaut"><text:span text:style-name="T6">ReactJs</text:span></text:span><text:span text:style-name="Police_20_par_20_défaut"><text:span text:style-name="T14">,</text:span></text:span><text:span text:style-name="Police_20_par_20_défaut"><text:span text:style-name="T15"> ES6</text:span></text:span><text:span text:style-name="Police_20_par_20_défaut"><text:span text:style-name="T14">, </text:span></text:span><text:span text:style-name="Police_20_par_20_défaut"><text:span text:style-name="T15">Typescript 2</text:span></text:span><text:span text:style-name="Police_20_par_20_défaut"><text:span text:style-name="T14">, Jest, Enzyme.</text:span></text:span></text:p>
        <text:p text:style-name="P34">201<text:span text:style-name="T43">8</text:span> (<text:span text:style-name="T43">1 mois, En cours</text:span>) Techlead full stack <text:span text:style-name="T43">React </text:span>- <text:span text:style-name="T43">Doctolib</text:span></text:p>
        <text:p text:style-name="P57">Développement d’une application React / Ruby on Rails.</text:p>
        <text:p text:style-name="P56"><text:span text:style-name="Police_20_par_20_défaut"><text:span text:style-name="T8">React</text:span></text:span><text:span text:style-name="Police_20_par_20_défaut"><text:span text:style-name="T7">, </text:span></text:span><text:span text:style-name="Police_20_par_20_défaut"><text:span text:style-name="T9">Ruby on </text:span></text:span><text:span text:style-name="Police_20_par_20_défaut"><text:span text:style-name="T8">Rails</text:span></text:span><text:span text:style-name="Police_20_par_20_défaut"><text:span text:style-name="T7">, </text:span></text:span><text:span text:style-name="Police_20_par_20_défaut"><text:span text:style-name="T8">Webpack</text:span></text:span><text:span text:style-name="Police_20_par_20_défaut"><text:span text:style-name="T7">,</text:span></text:span><text:span text:style-name="Police_20_par_20_défaut"><text:span text:style-name="T17"> Git (GitFlow).</text:span></text:span></text:p>
        <text:p text:style-name="P33">201<text:span text:style-name="T43">8</text:span> (<text:span text:style-name="T43">6</text:span> mois) Techlead full stack <text:span text:style-name="T43">React </text:span>- <text:span text:style-name="T43">Photobox</text:span></text:p>
        <text:p text:style-name="P57">Développement d’une application React / Redux / GraphQL.</text:p>
        <text:p text:style-name="P57">Evolution d’une application backbone.</text:p>
        <text:p text:style-name="P58"><text:span text:style-name="T43">Formation continue des équipes.</text:span></text:p>
        <text:p text:style-name="P55"><text:span text:style-name="Police_20_par_20_défaut"><text:span text:style-name="T8">React</text:span></text:span><text:span text:style-name="Police_20_par_20_défaut"><text:span text:style-name="T7">, </text:span></text:span><text:span text:style-name="Police_20_par_20_défaut"><text:span text:style-name="T8">Backbone</text:span></text:span><text:span text:style-name="Police_20_par_20_défaut"><text:span text:style-name="T7">, </text:span></text:span><text:span text:style-name="Police_20_par_20_défaut"><text:span text:style-name="T8">Webpack</text:span></text:span><text:span text:style-name="Police_20_par_20_défaut"><text:span text:style-name="T7">,</text:span></text:span><text:span text:style-name="Police_20_par_20_défaut"><text:span text:style-name="T17"> Git (GitFlow), </text:span></text:span><text:span text:style-name="Police_20_par_20_défaut"><text:span text:style-name="T18">CircleCI</text:span></text:span><text:span text:style-name="Police_20_par_20_défaut"><text:span text:style-name="T17">.</text:span></text:span></text:p>
        <text:p text:style-name="P5">2017 (<text:span text:style-name="T42">12</text:span> mois) Techlead full stack Angular4 / Java 8 - Saint Gobain</text:p>
        <text:p text:style-name="P23">Micro-services avec spring boot</text:p>
        <text:p text:style-name="P23">Composants Angular4 avec ngRx</text:p>
        <text:p text:style-name="P23">Relecture du code (Merge Requests)</text:p>
        <text:p text:style-name="P25"><text:span text:style-name="Police_20_par_20_défaut"><text:span text:style-name="T7">Angular4, ngRx, RxJs, Spring boot</text:span></text:span><text:span text:style-name="Police_20_par_20_défaut"><text:span text:style-name="T16">, </text:span></text:span><text:span text:style-name="Police_20_par_20_défaut"><text:span text:style-name="T17">Jenkins, Git (GitFlow).</text:span></text:span></text:p>
        <text:p text:style-name="P24"/>
        <text:p text:style-name="P5">2016 (9 mois) Développeur Front-end – Chronopost</text:p>
        <text:p text:style-name="P27">Interface de gestion des zones de livraison sur une carte.</text:p>
        <text:p text:style-name="P27">Formation des développeurs aux technos Front-end.</text:p>
        <text:p text:style-name="P26"><text:span text:style-name="Police_20_par_20_défaut"><text:span text:style-name="T11">Mise en place de l'intégration continue et git.<text:line-break/></text:span></text:span><text:span text:style-name="Police_20_par_20_défaut"><text:span text:style-name="T10">ReactJs</text:span></text:span><text:span text:style-name="Police_20_par_20_défaut"><text:span text:style-name="T16">,</text:span></text:span><text:span text:style-name="Police_20_par_20_défaut"><text:span text:style-name="T19"> Typescript 2</text:span></text:span><text:span text:style-name="Police_20_par_20_défaut"><text:span text:style-name="T16">, Webpack, Leaflet, Git, Maven, Jenkins.</text:span></text:span></text:p>
        <text:p text:style-name="P5">2016 (3 mois) Scrum Master Développeur – Argus de la presse</text:p>
        <text:p text:style-name="P9">Outil de classement manuel des articles de presse.</text:p>
        <text:p text:style-name="P9"><text:span text:style-name="Police_20_par_20_défaut"><text:span text:style-name="T21">Java 8</text:span></text:span><text:span text:style-name="Police_20_par_20_défaut"><text:span text:style-name="T22">,</text:span></text:span><text:span text:style-name="Police_20_par_20_défaut"><text:span text:style-name="T21"> Angular2</text:span></text:span><text:span text:style-name="Police_20_par_20_défaut"><text:span text:style-name="T22">, Webpack, Spring-boot, Spock, Lombok, Git, Maven, Jenkins.</text:span></text:span></text:p>
        <text:p text:style-name="P7"/>
        <text:p text:style-name="Standard"><text:span text:style-name="Police_20_par_20_défaut"><text:span text:style-name="T24">2015 (10 mois) Scrum Master Développeur – Argus de la presse</text:span></text:span></text:p>
        <text:p text:style-name="P9">Développement des web-services REST – backend – pour différentes applications de l'Argus.</text:p>
        <text:p text:style-name="P9">Stockage de gros volumes de données dans une base NoSQL orientée document et graphe.</text:p>
        <text:p text:style-name="P14">Tests de charge.</text:p>
        <text:p text:style-name="P9"><text:span text:style-name="Police_20_par_20_défaut"><text:span text:style-name="T21">Java 8</text:span></text:span><text:span text:style-name="Police_20_par_20_défaut"><text:span text:style-name="T22">,</text:span></text:span><text:span text:style-name="Police_20_par_20_défaut"><text:span text:style-name="T21"> </text:span></text:span><text:span text:style-name="Police_20_par_20_défaut"><text:span text:style-name="T22">Spring mvc, Guava, assertJ, Mockito, Lombok, JMeter, Swagger, Marklogic, </text:span></text:span><text:span text:style-name="Police_20_par_20_défaut"><text:span text:style-name="T21">SPARQL</text:span></text:span><text:span text:style-name="Police_20_par_20_défaut"><text:span text:style-name="T22"> / RDF, Git, Maven, Jenkins.</text:span></text:span></text:p>
        <text:p text:style-name="P6"/>
        <text:p text:style-name="P5">2014 (11 mois) Scrum Master Développeur – Argus de la presse</text:p>
        <text:p text:style-name="P9">Récupération automatisée des données sur les réseaux sociaux. <text:span text:style-name="Police_20_par_20_défaut"><text:span text:style-name="T20">APIs Facebook, Twitter, Youtube, LinkedIn, …</text:span></text:span></text:p>
        <text:p text:style-name="P9">Stockage de gros volumes de données dans un format homogène, export XML.</text:p>
        <text:p text:style-name="P9">Recrutement de l'équipe.</text:p>
        <text:p text:style-name="P9"><text:span text:style-name="Police_20_par_20_défaut"><text:span text:style-name="T26">Java 8</text:span></text:span><text:span text:style-name="Police_20_par_20_défaut"><text:span text:style-name="T27">,</text:span></text:span><text:span text:style-name="Police_20_par_20_défaut"><text:span text:style-name="T26"> Angular</text:span></text:span><text:span text:style-name="Police_20_par_20_défaut"><text:span text:style-name="T27">, HTML5, CSS3, Spring mvc, Guava, assertJ, Mockito, Lombok, Flyway, jasmine, protractor, webjars, Git, Maven, Jenkins.</text:span></text:span></text:p>
        <text:p text:style-name="Standard"/>
        <text:p text:style-name="P5">2014 (3 mois - sur temps libre) Tech Lead – BeInSoft</text:p>
        <text:p text:style-name="P9">Aide au démarrage de la startup. Affichage d'informations sur des cartes. Application pour bornes tactiles.</text:p>
        <text:p text:style-name="P9">Choix de l'architecture technique (<text:span text:style-name="Police_20_par_20_défaut"><text:span text:style-name="T25">Full stack web</text:span></text:span>).</text:p>
        <text:p text:style-name="P9">Mise en place de l’usine logicielle.</text:p>
        <text:p text:style-name="P9">Test et Développement des fonctionnalités.</text:p>
        <text:p text:style-name="P9"><text:span text:style-name="Police_20_par_20_défaut"><text:span text:style-name="T26">Node.js</text:span></text:span><text:span text:style-name="Police_20_par_20_défaut"><text:span text:style-name="T27">, Leaflet.js / Mapbox.js, </text:span></text:span><text:span text:style-name="Police_20_par_20_défaut"><text:span text:style-name="T26">Backbone.js</text:span></text:span><text:span text:style-name="Police_20_par_20_défaut"><text:span text:style-name="T27">, Casper.js, Express.js, Forever.js, MongoDB, Grunt, Jenkins.</text:span></text:span></text:p>
        <text:p text:style-name="P13"/>
        <text:p text:style-name="P5">2013 (18 mois) Développeur Java – Mappy</text:p>
        <text:p text:style-name="P9">Intégration de flux de données (xml, json, <text:s/>csv) dans <text:span text:style-name="Police_20_par_20_défaut"><text:span text:style-name="T24">MongoDB </text:span></text:span>avec des batchs java orchestrés par jenkins.</text:p>
        <text:p text:style-name="P9">Indexation des données dans solr.</text:p>
        <text:p text:style-name="P9">Développement d'une API <text:span text:style-name="Police_20_par_20_défaut"><text:span text:style-name="T25">REST</text:span></text:span> d'accès aux données pour les terminaux web et mobiles.</text:p>
        <text:p text:style-name="P9">Configuration des environnements avec <text:span text:style-name="Police_20_par_20_défaut"><text:span text:style-name="T25">puppet</text:span></text:span> et capistrano.</text:p>
        <text:p text:style-name="P9"><text:span text:style-name="Police_20_par_20_défaut"><text:span text:style-name="T25">Optimisation</text:span></text:span> des ressources et du code pour supporter le fort traffic sur mappy.fr</text:p>
        <text:p text:style-name="P9">BI sur les logs avec <text:span text:style-name="Police_20_par_20_défaut"><text:span text:style-name="T25">elasticsearch</text:span></text:span> / logstash / kibana.</text:p>
        <text:p text:style-name="P9"><text:span text:style-name="Police_20_par_20_défaut"><text:span text:style-name="T21">MongoDB</text:span></text:span><text:span text:style-name="Police_20_par_20_défaut"><text:span text:style-name="T22">, java7, Guice, Guava, Jersey, REST, solr, jUnit, Mockito, Git, JMeter.</text:span></text:span></text:p>
        <text:p text:style-name="P15"/>
        <text:p text:style-name="P19">2012 (8 mois) Développeur web mobile – Crédit Agricole SA</text:p>
        <text:p text:style-name="P9"><text:span text:style-name="Police_20_par_20_défaut"><text:span text:style-name="T21">Javascript</text:span></text:span><text:span text:style-name="Police_20_par_20_défaut"><text:span text:style-name="T22">, jQuery, Js Test Driver, HTML5, CSS3, Chrome Dev Tools, REST, Spring MVC3, Java7, Tomcat7, Git.</text:span></text:span></text:p>
        <text:p text:style-name="P15"/>
        <text:p text:style-name="P20">2012 (4 mois) Scrum Master &amp; Tech Lead – AFPA</text:p>
        <text:p text:style-name="P15">Spring, Hibernate, jUnit, Mockito, Struts2, Git.</text:p>
        <text:p text:style-name="P15"/>
        <text:p text:style-name="P19">2011 (2 mois) Développeur web mobile – Crédit Agricole SA</text:p>
        <text:p text:style-name="P9"><text:span text:style-name="Police_20_par_20_défaut"><text:span text:style-name="T22">HTML5, CSS3, Javascript, Mockito, Dojo, </text:span></text:span><text:span text:style-name="Police_20_par_20_défaut"><text:span text:style-name="T21">Cordova</text:span></text:span><text:span text:style-name="Police_20_par_20_défaut"><text:span text:style-name="T22"> (Phonegap), REST.</text:span></text:span></text:p>
        <text:p text:style-name="P15"/>
        <text:p text:style-name="P19">2011 (4 mois) Scrum master et tech lead – l’APEC</text:p>
        <text:p text:style-name="P12">Javascript, Titanium, REST, Java, Spring, Hudson, SVN, Maven, Jira.</text:p>
        <text:p text:style-name="P12"/>
        <text:p text:style-name="P19">2011 (7 mois) Scrum Master et développeur – Allianz</text:p>
        <text:p text:style-name="P15">Java, Flex, jUnit, FlexUnit, Condordion, Selenium/FlexMonkium, Hudson, Maven.</text:p>
        <text:p text:style-name="P15"/>
        <text:p text:style-name="P20">2010 (1 an) Tech lead – Finance Active</text:p>
        <text:p text:style-name="P15">Java 6, REST, Jersey, Javascript, Jquery, Qunit, HtmlUnit, Spring, Maven.</text:p>
        <text:p text:style-name="P15"/>
        <text:p text:style-name="P20">2009 (6 mois) Développeur – Vidal</text:p>
        <text:p text:style-name="P15">Java6, REST, Jersey, Javascript, DHTMLX, Jquery, Qunit, Spring, Hibernate, Maven, Teamcity, Selenium, JSP.</text:p>
        <text:p text:style-name="Text_20_body"><text:span text:style-name="Police_20_par_20_défaut"><text:span text:style-name="T20"><text:line-break/></text:span></text:span><text:span text:style-name="Police_20_par_20_défaut"><text:span text:style-name="T12">2009 (3 mois) Développeur – AFPA</text:span></text:span></text:p>
        <text:p text:style-name="P16">Java 6, Spring, Struts 2, Hibernate, Fitnesse, JSP, Hudson, Maven.</text:p>
        <text:p text:style-name="P16"/>
        <text:p text:style-name="P21">2008 (8 mois) Développeur – PIA</text:p>
        <text:p text:style-name="P17">Java 5, Flex 3, Spring, Hibernate, Ant, Web Services SOAP.</text:p>
        <text:p text:style-name="P17"/>
        <text:p text:style-name="P21">2008 (1 mois) Développeur – Manpower</text:p>
        <text:p text:style-name="P17">Java 5, jUnit, Hibernate, Maven.</text:p>
        <text:p text:style-name="P17"/>
        <text:p text:style-name="P21">2007 (13 mois) Développeur – ADP-GSI</text:p>
        <text:p text:style-name="P17">Java 5, Javascript, Dojo, JsUnit.</text:p>
        <text:p text:style-name="P17"/>
        <text:p text:style-name="P21">2007 (16 jours) Accompagnement et formation – UEM</text:p>
        <text:p text:style-name="P17">CruiseControl, Maven, QaLabs.</text:p>
        <text:p text:style-name="P17"/>
        <text:p text:style-name="P21">2006 (4 mois) Développeur – Dexia Sofaxis</text:p>
        <text:p text:style-name="P16">Java 5, jUnit, Hibernate, Spring, Maven, Continuum, Jboss<text:soft-page-break/>, SQLServer 2005, SVN.</text:p>
        <text:p text:style-name="P16"/>
        <text:p text:style-name="P21">2006 (10 mois) Développeur – Club Med</text:p>
        <text:p text:style-name="P17">Java, jUnit, Struts, Spring, Weblogic, DB2, CVS, Genesys.</text:p>
        <text:p text:style-name="P17"/>
        <text:p text:style-name="P21">2006 (12 jours) Accompagnement et formation – Mairie de Paris</text:p>
        <text:p text:style-name="P16">Java, jUnit, Struts, Tiles, Hibernate, Weblogic, JBOSS, Oracle, CVS.</text:p>
        <text:p text:style-name="P16"/>
        <text:p text:style-name="P21">2005 (7 mois) Développeur – AELB</text:p>
        <text:p text:style-name="P17">Java, jUnit, Struts, Hibernate, JBOSS, Oracle, Starteam.</text:p>
        <text:p text:style-name="P17"/>
        <text:p text:style-name="P21">2004 (9 mois) Développeur – BNP Paribas</text:p>
        <text:p text:style-name="P16">Java, jUnit, Struts, Hibernate, WAS, Oracle, SweetDev, TestDirector.</text:p>
        <text:p text:style-name="P16"/>
        <text:p text:style-name="P21">2004 (2 mois) Développeur – Ministère de l'équipement</text:p>
        <text:p text:style-name="P17">Java, Tomcat, Spring, Millstone, SQL, Oracle.</text:p>
        <text:p text:style-name="P21"/>
        <text:p text:style-name="P11">Publications</text:p>
        <text:p text:style-name="P11"/>
        <text:p text:style-name="P3">Blogs</text:p>
        <text:p text:style-name="P2">Formation ReactJS/TypeScript2</text:p>
        <text:p text:style-name="P2">Formation ReactJS/ES6</text:p>
        <text:p text:style-name="P28"><text:span text:style-name="T43">BBL </text:span>Webpack</text:p>
        <text:p text:style-name="P29">BBL React</text:p>
        <text:p text:style-name="Standard"><text:a xlink:type="simple" xlink:href="https://github.com/jbcazaux/nodeQ#readme" office:target-frame-name="_top" xlink:show="replace" text:style-name="Internet_20_link" text:visited-style-name="Visited_20_Internet_20_Link"><text:span text:style-name="Police_20_par_20_défaut"><text:span text:style-name="T1">Les promesses avec Q et node.js</text:span></text:span></text:a></text:p>
        <text:p text:style-name="Standard"><text:a xlink:type="simple" xlink:href="http://blog.valtech.fr/2012/09/03/optimisation-dun-site-web-mobile/" office:target-frame-name="_top" xlink:show="replace" text:style-name="Internet_20_link" text:visited-style-name="Visited_20_Internet_20_Link"><text:span text:style-name="Police_20_par_20_défaut"><text:span text:style-name="T2">Optimisation d'un site web mobile</text:span></text:span></text:a></text:p>
        <text:p text:style-name="Standard"><text:a xlink:type="simple" xlink:href="https://github.com/jbcazaux/many2many#readme" office:target-frame-name="_top" xlink:show="replace" text:style-name="Internet_20_link" text:visited-style-name="Visited_20_Internet_20_Link"><text:span text:style-name="Police_20_par_20_défaut"><text:span text:style-name="T2">JPA/Hibernate mapping many-to-many with extra column</text:span></text:span></text:a></text:p>
        <text:p text:style-name="Standard"><text:a xlink:type="simple" xlink:href="http://blog.valtech.fr/2009/08/20/integration-flex-blazeds-spring-dans-maven/" office:target-frame-name="_top" xlink:show="replace" text:style-name="Internet_20_link" text:visited-style-name="Visited_20_Internet_20_Link"><text:span text:style-name="Police_20_par_20_défaut"><text:span text:style-name="T1">Maveniser l'intégration de Flex, <text:s/>Spring et BlazeDS</text:span></text:span></text:a></text:p>
        <text:p text:style-name="P4">Magazine</text:p>
        <text:p text:style-name="Standard"><text:a xlink:type="simple" xlink:href="http://www.programmez.com/" office:target-frame-name="_top" xlink:show="replace" text:style-name="Internet_20_link" text:visited-style-name="Visited_20_Internet_20_Link"><text:span text:style-name="Police_20_par_20_défaut"><text:span text:style-name="T1">L'agilité vue par les développeurs (Programmez n°133, <text:s/>Septembre 2010)</text:span></text:span></text:a></text:p>
        <text:p text:style-name="P35"><text:span text:style-name="Police_20_par_20_défaut"><text:span text:style-name="T4">React (Programmez n°222, Octobre 2018)</text:span></text:span></text:p>
        <text:p text:style-name="P1"/>
        <text:p text:style-name="P8">Diplômes</text:p>
        <text:p text:style-name="P8"/>
        <text:p text:style-name="Standard"><text:span text:style-name="Police_20_par_20_défaut"><text:span text:style-name="T13">1999 - 2004</text:span></text:span><text:span text:style-name="Police_20_par_20_défaut"><text:span text:style-name="T3"> </text:span></text:span><text:span text:style-name="Police_20_par_20_défaut"><text:span text:style-name="T5">EPITA - Système d'Information et Génie Logiciel</text:span></text:span></text:p>
        <text:p text:style-name="Standard"><text:span text:style-name="Police_20_par_20_défaut"><text:span text:style-name="T13">1999 </text:span></text:span><text:span text:style-name="Police_20_par_20_défaut"><text:span text:style-name="T5">Bac S</text:span></text:span></text:p>
        <text:p text:style-name="P1"/>
        <text:p text:style-name="P2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Roboto1" svg:font-family="Roboto, sans-serif"/>
    <style:font-face style:name="FreeSans" svg:font-family="FreeSans" style:font-family-generic="swiss"/>
    <style:font-face style:name="Roboto" svg:font-family="Roboto, sans-serif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itre_20_2" style:display-name="Titre 2" style:family="paragraph" style:parent-style-name="Heading" style:next-style-name="Text_20_body" style:default-outline-level="2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Titre_20_3" style:display-name="Titre 3" style:family="paragraph" style:parent-style-name="Heading" style:next-style-name="Text_20_body" style:default-outline-level="3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Légende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re" style:family="paragraph" style:parent-style-name="Heading" style:next-style-name="Text_20_body">
      <style:paragraph-properties fo:text-align="center" style:justify-single-word="false" fo:hyphenation-ladder-count="no-limit"/>
      <style:text-properties fo:font-size="18pt" fo:font-weight="bold" style:font-size-asian="18pt" style:font-weight-asian="bold" style:font-size-complex="18pt" style:font-weight-complex="bold" fo:hyphenate="false"/>
    </style:style>
    <style:style style:name="Sous-titre" style:family="paragraph" style:parent-style-name="Heading" style:next-style-name="Text_20_body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Préformaté_20_HTML" style:display-name="Préformaté HTML" style:family="paragraph" style:parent-style-name="Normal">
      <style:paragraph-properties fo:orphans="2" fo:widows="2" fo:hyphenation-ladder-count="no-limit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fr" style:country-asian="FR" style:font-name-complex="Courier New" style:font-family-complex="'Courier New'" style:font-family-generic-complex="modern" style:font-pitch-complex="fixed" style:font-size-complex="10pt" style:language-complex="ar" style:country-complex="SA" fo:hyphenate="tru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Préformaté_20_HTML_20_Car" style:display-name="Préformaté HTML Car" style:family="text" style:parent-style-name="Police_20_par_20_défaut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fr" style:country-asian="FR" style:font-name-complex="Courier New" style:font-family-complex="'Courier New'" style:font-family-generic-complex="modern" style:font-pitch-complex="fixed" style:font-size-complex="10pt" style:language-complex="ar" style:country-complex="SA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>
          <style:column style:rel-width="9922*" fo:start-indent="0in" fo:end-indent="0.0154in"/>
          <style:column style:rel-width="65252*" fo:start-indent="0.0154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jbcazaux</meta:initial-creator>
    <meta:creation-date>2018-01-08T14:02:00Z</meta:creation-date>
    <dc:date>2018-09-19T00:28:53.499174158</dc:date>
    <meta:print-date>2017-12-15T12:32:00Z</meta:print-date>
    <meta:editing-cycles>4</meta:editing-cycles>
    <meta:editing-duration>PT11M29S</meta:editing-duration>
    <meta:document-statistic meta:table-count="0" meta:image-count="0" meta:object-count="0" meta:page-count="3" meta:paragraph-count="134" meta:word-count="975" meta:character-count="6698" meta:non-whitespace-character-count="5824"/>
    <meta:template xlink:type="simple" xlink:actuate="onRequest" xlink:title="" xlink:href="Normal.dotm"/>
  </office:meta>
</office:document-meta>
</file>